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lack-Lato" svg:font-family="Slack-Lato, appleLog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iberation Serif" fo:font-size="14pt" officeooo:rsid="00086cbd" officeooo:paragraph-rsid="00086cbd" style:font-size-asian="14pt" style:font-size-complex="14pt"/>
    </style:style>
    <style:style style:name="P2" style:family="paragraph" style:parent-style-name="Standard">
      <style:paragraph-properties fo:line-height="115%" fo:text-align="start" style:justify-single-word="false"/>
      <style:text-properties style:font-name="Liberation Serif" fo:font-size="16pt" fo:font-weight="bold" officeooo:rsid="0168ed34" officeooo:paragraph-rsid="0168ed34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fo:color="#bf0041" loext:opacity="100%" style:font-name="Liberation Serif" fo:font-size="24pt" officeooo:rsid="00086cbd" officeooo:paragraph-rsid="00086cbd" style:font-size-asian="24pt" style:font-size-complex="24pt"/>
    </style:style>
    <style:style style:name="P4" style:family="paragraph" style:parent-style-name="Standard">
      <style:paragraph-properties fo:line-height="115%" fo:text-align="center" style:justify-single-word="false"/>
      <style:text-properties fo:font-size="14pt" officeooo:rsid="00086cbd" officeooo:paragraph-rsid="00086cbd" style:font-size-asian="14pt" style:font-size-complex="14pt"/>
    </style:style>
    <style:style style:name="P5" style:family="paragraph" style:parent-style-name="Text_20_body">
      <style:paragraph-properties fo:line-height="115%"/>
      <style:text-properties style:font-name="Liberation Serif" officeooo:rsid="001737cf" officeooo:paragraph-rsid="001737cf"/>
    </style:style>
    <style:style style:name="P6" style:family="paragraph" style:parent-style-name="Text_20_body">
      <style:paragraph-properties fo:line-height="115%"/>
      <style:text-properties style:font-name="Liberation Serif" officeooo:rsid="001737cf" officeooo:paragraph-rsid="013f1538"/>
    </style:style>
    <style:style style:name="P7" style:family="paragraph" style:parent-style-name="Text_20_body">
      <style:paragraph-properties fo:line-height="115%"/>
      <style:text-properties style:font-name="Liberation Serif" officeooo:rsid="001737cf" officeooo:paragraph-rsid="01d91071"/>
    </style:style>
    <style:style style:name="P8" style:family="paragraph" style:parent-style-name="Text_20_body">
      <style:paragraph-properties fo:line-height="115%"/>
      <style:text-properties style:font-name="Liberation Serif" officeooo:rsid="001737cf" officeooo:paragraph-rsid="01f86b8b"/>
    </style:style>
    <style:style style:name="P9" style:family="paragraph" style:parent-style-name="Text_20_body">
      <style:paragraph-properties fo:line-height="115%"/>
      <style:text-properties style:font-name="Liberation Serif" officeooo:rsid="0094c07a" officeooo:paragraph-rsid="0094c07a"/>
    </style:style>
    <style:style style:name="P10" style:family="paragraph" style:parent-style-name="Text_20_body">
      <style:paragraph-properties fo:line-height="115%"/>
      <style:text-properties style:font-name="Liberation Serif" officeooo:rsid="00e87c09" officeooo:paragraph-rsid="00e87c09"/>
    </style:style>
    <style:style style:name="P11" style:family="paragraph" style:parent-style-name="Text_20_body">
      <style:paragraph-properties fo:line-height="115%"/>
      <style:text-properties officeooo:paragraph-rsid="0115c1f9"/>
    </style:style>
    <style:style style:name="P12" style:family="paragraph" style:parent-style-name="Text_20_body">
      <style:paragraph-properties fo:line-height="115%"/>
      <style:text-properties officeooo:paragraph-rsid="01f86b8b"/>
    </style:style>
    <style:style style:name="P13" style:family="paragraph" style:parent-style-name="Text_20_body">
      <style:paragraph-properties fo:margin-top="0in" fo:margin-bottom="0in" style:contextual-spacing="false" fo:line-height="115%" fo:text-align="start" style:justify-single-word="false" fo:orphans="2" fo:widows="2"/>
      <style:text-properties style:font-name="Liberation Serif" fo:font-size="12pt" fo:font-weight="normal" officeooo:rsid="00992cea" officeooo:paragraph-rsid="00992cea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top="0in" fo:margin-bottom="0in" style:contextual-spacing="false" fo:line-height="115%" fo:text-align="start" style:justify-single-word="false" fo:orphans="2" fo:widows="2"/>
      <style:text-properties fo:font-variant="normal" fo:text-transform="none" style:font-name="Liberation Serif" fo:font-size="16pt" fo:letter-spacing="normal" fo:font-style="normal" fo:font-weight="bold" officeooo:rsid="001737cf" officeooo:paragraph-rsid="001737cf" style:font-size-asian="16pt" style:font-weight-asian="bold" style:font-size-complex="16pt" style:font-weight-complex="bold"/>
    </style:style>
    <style:style style:name="P15" style:family="paragraph" style:parent-style-name="Text_20_body">
      <style:paragraph-properties fo:margin-top="0.0398in" fo:margin-bottom="0.0398in" style:contextual-spacing="false" fo:line-height="115%" fo:text-align="start" style:justify-single-word="false" fo:orphans="2" fo:widows="2"/>
      <style:text-properties style:font-name="Liberation Serif" fo:font-size="16pt" fo:font-weight="bold" officeooo:rsid="0094c07a" officeooo:paragraph-rsid="0094c07a" style:font-size-asian="16pt" style:font-weight-asian="bold" style:font-size-complex="16pt" style:font-weight-complex="bold"/>
    </style:style>
    <style:style style:name="P16" style:family="paragraph" style:parent-style-name="Horizontal_20_Line">
      <style:paragraph-properties fo:line-height="115%"/>
      <style:text-properties fo:color="#bf0041" loext:opacity="100%" style:font-name="Liberation Serif"/>
    </style:style>
    <style:style style:name="P17" style:family="paragraph" style:parent-style-name="Horizontal_20_Line">
      <style:paragraph-properties fo:line-height="115%"/>
      <style:text-properties style:font-name="Liberation Serif"/>
    </style:style>
    <style:style style:name="P18" style:family="paragraph" style:parent-style-name="Text_20_body">
      <style:paragraph-properties fo:margin-top="0in" fo:margin-bottom="0.0575in" style:contextual-spacing="false" fo:line-height="115%"/>
      <style:text-properties style:font-name="Liberation Serif" officeooo:rsid="001737cf" officeooo:paragraph-rsid="0115c1f9"/>
    </style:style>
    <style:style style:name="P19" style:family="paragraph" style:parent-style-name="Text_20_body">
      <style:paragraph-properties fo:margin-top="0in" fo:margin-bottom="0.0575in" style:contextual-spacing="false" fo:line-height="115%"/>
      <style:text-properties style:font-name="Liberation Serif" officeooo:rsid="001737cf" officeooo:paragraph-rsid="013f1538"/>
    </style:style>
    <style:style style:name="P20" style:family="paragraph" style:parent-style-name="Text_20_body">
      <style:paragraph-properties fo:margin-top="0in" fo:margin-bottom="0.0575in" style:contextual-spacing="false" fo:line-height="115%"/>
      <style:text-properties style:font-name="Liberation Serif" officeooo:rsid="001737cf" officeooo:paragraph-rsid="001737cf"/>
    </style:style>
    <style:style style:name="P21" style:family="paragraph" style:parent-style-name="Text_20_body">
      <style:paragraph-properties fo:margin-top="0in" fo:margin-bottom="0.0575in" style:contextual-spacing="false" fo:line-height="115%"/>
      <style:text-properties style:font-name="Liberation Serif" officeooo:rsid="001737cf" officeooo:paragraph-rsid="01d91071"/>
    </style:style>
    <style:style style:name="P22" style:family="paragraph" style:parent-style-name="Text_20_body">
      <style:paragraph-properties fo:margin-top="0in" fo:margin-bottom="0.0575in" style:contextual-spacing="false" fo:line-height="115%"/>
      <style:text-properties style:font-name="Liberation Serif" officeooo:rsid="001737cf" officeooo:paragraph-rsid="01f86b8b"/>
    </style:style>
    <style:style style:name="P23" style:family="paragraph" style:parent-style-name="Text_20_body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officeooo:rsid="017c4f32" officeooo:paragraph-rsid="017c4575" style:font-style-asian="normal" style:font-style-complex="normal"/>
    </style:style>
    <style:style style:name="P24" style:family="paragraph" style:parent-style-name="Text_20_body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1c27ab8" officeooo:paragraph-rsid="01d91071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1c27ab8" officeooo:paragraph-rsid="01f86b8b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margin-top="0in" fo:margin-bottom="0.0575in" style:contextual-spacing="false" fo:line-height="115%" fo:text-align="justify" style:justify-single-word="false"/>
      <style:text-properties style:font-name="Liberation Serif" officeooo:rsid="017c4f32" officeooo:paragraph-rsid="017c4f32"/>
    </style:style>
    <style:style style:name="P27" style:family="paragraph" style:parent-style-name="Horizontal_20_Line">
      <style:paragraph-properties fo:margin-top="0.0791in" fo:margin-bottom="0.0791in" style:contextual-spacing="false" fo:line-height="115%"/>
      <style:text-properties style:font-name="Liberation Serif" fo:font-style="normal" fo:font-weight="normal" officeooo:rsid="0198dc0e" style:font-style-asian="normal" style:font-weight-asian="normal" style:font-style-complex="normal" style:font-weight-complex="normal"/>
    </style:style>
    <style:style style:name="P28" style:family="paragraph" style:parent-style-name="Text_20_body" style:list-style-name="L1">
      <style:paragraph-properties fo:margin-top="0in" fo:margin-bottom="0.0181in" style:contextual-spacing="false" fo:line-height="115%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officeooo:rsid="012aedb4" officeooo:paragraph-rsid="012aedb4" style:font-size-asian="12pt" style:font-size-complex="12pt"/>
    </style:style>
    <style:style style:name="P29" style:family="paragraph" style:parent-style-name="Text_20_body" style:list-style-name="L1">
      <style:paragraph-properties fo:margin-top="0in" fo:margin-bottom="0.0181in" style:contextual-spacing="false" fo:line-height="115%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officeooo:rsid="012ce252" officeooo:paragraph-rsid="012ce252" style:font-size-asian="12pt" style:font-size-complex="12pt"/>
    </style:style>
    <style:style style:name="P30" style:family="paragraph" style:parent-style-name="Text_20_body" style:list-style-name="L1">
      <style:paragraph-properties fo:margin-top="0in" fo:margin-bottom="0.0181in" style:contextual-spacing="false" fo:line-height="115%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officeooo:rsid="012ce252" officeooo:paragraph-rsid="013f1538" style:font-size-asian="12pt" style:font-size-complex="12pt"/>
    </style:style>
    <style:style style:name="P31" style:family="paragraph" style:parent-style-name="Text_20_body" style:list-style-name="L1">
      <style:paragraph-properties fo:margin-top="0in" fo:margin-bottom="0.0181in" style:contextual-spacing="false" fo:line-height="115%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officeooo:rsid="012ce252" officeooo:paragraph-rsid="0128d501" style:font-size-asian="12pt" style:font-size-complex="12pt"/>
    </style:style>
    <style:style style:name="P32" style:family="paragraph" style:parent-style-name="Text_20_body" style:list-style-name="L1">
      <style:paragraph-properties fo:margin-top="0in" fo:margin-bottom="0.0181in" style:contextual-spacing="false" fo:line-height="115%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officeooo:rsid="012ce252" officeooo:paragraph-rsid="021ac6b2" style:font-size-asian="12pt" style:font-size-complex="12pt"/>
    </style:style>
    <style:style style:name="P33" style:family="paragraph" style:parent-style-name="Text_20_body" style:list-style-name="L1">
      <style:paragraph-properties fo:margin-top="0in" fo:margin-bottom="0.0181in" style:contextual-spacing="false" fo:line-height="115%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officeooo:rsid="0010890d" officeooo:paragraph-rsid="0010890d" style:font-size-asian="12pt" style:font-size-complex="12pt"/>
    </style:style>
    <style:style style:name="P34" style:family="paragraph" style:parent-style-name="Text_20_body" style:list-style-name="L1">
      <style:paragraph-properties fo:margin-top="0in" fo:margin-bottom="0.0181in" style:contextual-spacing="false" fo:line-height="115%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officeooo:rsid="01efb2c4" officeooo:paragraph-rsid="01efb2c4" style:font-size-asian="12pt" style:font-size-complex="12pt"/>
    </style:style>
    <style:style style:name="P35" style:family="paragraph" style:parent-style-name="Text_20_body" style:list-style-name="L1">
      <style:paragraph-properties fo:margin-top="0in" fo:margin-bottom="0.0181in" style:contextual-spacing="false" fo:line-height="115%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officeooo:paragraph-rsid="000b1e10" style:font-size-asian="12pt" style:font-size-complex="12pt"/>
    </style:style>
    <style:style style:name="P36" style:family="paragraph" style:parent-style-name="Text_20_body" style:list-style-name="L2">
      <style:paragraph-properties fo:margin-top="0in" fo:margin-bottom="0.0575in" style:contextual-spacing="false" fo:line-height="115%" fo:text-align="justify" style:justify-single-word="false"/>
      <style:text-properties officeooo:paragraph-rsid="020750c9"/>
    </style:style>
    <style:style style:name="P37" style:family="paragraph" style:parent-style-name="Text_20_body" style:list-style-name="L2">
      <style:paragraph-properties fo:margin-top="0in" fo:margin-bottom="0.0575in" style:contextual-spacing="false" fo:line-height="115%" fo:text-align="justify" style:justify-single-word="false"/>
      <style:text-properties officeooo:rsid="020750c9" officeooo:paragraph-rsid="020750c9"/>
    </style:style>
    <style:style style:name="P38" style:family="paragraph" style:parent-style-name="Text_20_body" style:list-style-name="L2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20750c9" officeooo:paragraph-rsid="020750c9" style:font-style-asian="normal" style:font-weight-asian="normal" style:font-style-complex="normal" style:font-weight-complex="normal"/>
    </style:style>
    <style:style style:name="P39" style:family="paragraph" style:parent-style-name="Text_20_body" style:list-style-name="L2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208368c" officeooo:paragraph-rsid="0208368c" style:font-style-asian="normal" style:font-weight-asian="normal" style:font-style-complex="normal" style:font-weight-complex="normal"/>
    </style:style>
    <style:style style:name="P40" style:family="paragraph" style:parent-style-name="Text_20_body" style:list-style-name="L3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203cd7f" officeooo:paragraph-rsid="0203cd7f" style:font-style-asian="normal" style:font-weight-asian="normal" style:font-style-complex="normal" style:font-weight-complex="normal"/>
    </style:style>
    <style:style style:name="P41" style:family="paragraph" style:parent-style-name="Text_20_body" style:list-style-name="L3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205a2fa" officeooo:paragraph-rsid="0205a2fa" style:font-style-asian="normal" style:font-weight-asian="normal" style:font-style-complex="normal" style:font-weight-complex="normal"/>
    </style:style>
    <style:style style:name="P42" style:family="paragraph" style:parent-style-name="Text_20_body" style:list-style-name="L3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1fdb186" officeooo:paragraph-rsid="0203cd7f" style:font-style-asian="normal" style:font-weight-asian="normal" style:font-style-complex="normal" style:font-weight-complex="normal"/>
    </style:style>
    <style:style style:name="P43" style:family="paragraph" style:parent-style-name="Text_20_body" style:list-style-name="L4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20393e2" officeooo:paragraph-rsid="020393e2" style:font-style-asian="normal" style:font-weight-asian="normal" style:font-style-complex="normal" style:font-weight-complex="normal"/>
    </style:style>
    <style:style style:name="P44" style:family="paragraph" style:parent-style-name="Text_20_body" style:list-style-name="L6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20393e2" officeooo:paragraph-rsid="02116fb9" style:font-style-asian="normal" style:font-weight-asian="normal" style:font-style-complex="normal" style:font-weight-complex="normal"/>
    </style:style>
    <style:style style:name="P45" style:family="paragraph" style:parent-style-name="Text_20_body" style:list-style-name="L4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2116fb9" officeooo:paragraph-rsid="02116fb9" style:font-style-asian="normal" style:font-weight-asian="normal" style:font-style-complex="normal" style:font-weight-complex="normal"/>
    </style:style>
    <style:style style:name="P46" style:family="paragraph" style:parent-style-name="Text_20_body" style:list-style-name="L6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2116fb9" officeooo:paragraph-rsid="02116fb9" style:font-style-asian="normal" style:font-weight-asian="normal" style:font-style-complex="normal" style:font-weight-complex="normal"/>
    </style:style>
    <style:style style:name="P47" style:family="paragraph" style:parent-style-name="Text_20_body" style:list-style-name="L3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203cd7f" officeooo:paragraph-rsid="0203cd7f" style:font-weight-asian="normal" style:font-weight-complex="normal"/>
    </style:style>
    <style:style style:name="P48" style:family="paragraph" style:parent-style-name="Text_20_body" style:list-style-name="L3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officeooo:rsid="01fdb186" officeooo:paragraph-rsid="0203cd7f" style:font-style-asian="normal" style:font-style-complex="normal"/>
    </style:style>
    <style:style style:name="P49" style:family="paragraph" style:parent-style-name="Text_20_body" style:list-style-name="L5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officeooo:rsid="01fdb186" officeooo:paragraph-rsid="0202a15d" style:font-style-asian="normal" style:font-style-complex="normal"/>
    </style:style>
    <style:style style:name="P50" style:family="paragraph" style:parent-style-name="Text_20_body" style:list-style-name="L7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officeooo:rsid="01fdb186" officeooo:paragraph-rsid="01fdb186" style:font-style-asian="normal" style:font-style-complex="normal"/>
    </style:style>
    <style:style style:name="P51" style:family="paragraph" style:parent-style-name="Text_20_body" style:list-style-name="L5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officeooo:rsid="0202a15d" officeooo:paragraph-rsid="0202a15d" style:font-style-asian="normal" style:font-style-complex="normal"/>
    </style:style>
    <style:style style:name="P52" style:family="paragraph" style:parent-style-name="Text_20_body" style:list-style-name="L5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officeooo:rsid="020393e2" officeooo:paragraph-rsid="020393e2"/>
    </style:style>
    <style:style style:name="P53" style:family="paragraph" style:parent-style-name="Text_20_body" style:list-style-name="L6">
      <style:paragraph-properties fo:margin-top="0in" fo:margin-bottom="0.0575in" style:contextual-spacing="false" fo:line-height="115%" fo:text-align="justify" style:justify-single-word="false"/>
      <style:text-properties style:font-name="Liberation Serif" officeooo:rsid="01ffa439" officeooo:paragraph-rsid="0202a15d"/>
    </style:style>
    <style:style style:name="P54" style:family="paragraph" style:parent-style-name="Text_20_body" style:list-style-name="L6">
      <style:paragraph-properties fo:margin-top="0in" fo:margin-bottom="0.0575in" style:contextual-spacing="false" fo:line-height="115%" fo:text-align="justify" style:justify-single-word="false"/>
      <style:text-properties style:font-name="Liberation Serif" officeooo:rsid="01ffa439" officeooo:paragraph-rsid="01ffa439"/>
    </style:style>
    <style:style style:name="P55" style:family="paragraph" style:parent-style-name="Text_20_body">
      <style:paragraph-properties fo:margin-top="0in" fo:margin-bottom="0in" style:contextual-spacing="false" fo:line-height="115%" fo:text-align="start" style:justify-single-word="false"/>
      <style:text-properties officeooo:paragraph-rsid="012f4292"/>
    </style:style>
    <style:style style:name="T1" style:family="text">
      <style:text-properties fo:font-variant="normal" fo:text-transform="none" fo:letter-spacing="normal" fo:font-style="normal" officeooo:rsid="00503c66" fo:background-color="#ffffff" loext:char-shading-value="0" loext:padding="0in" loext:border="none"/>
    </style:style>
    <style:style style:name="T2" style:family="text">
      <style:text-properties fo:font-variant="normal" fo:text-transform="none" fo:letter-spacing="normal" fo:font-style="normal" fo:background-color="#ffffff" loext:char-shading-value="0" loext:padding="0in" loext:border="none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weight="bold" officeooo:rsid="001737cf" style:font-weight-asian="bold" style:font-weight-complex="bold"/>
    </style:style>
    <style:style style:name="T5" style:family="text">
      <style:text-properties style:font-name="Liberation Serif" fo:font-weight="bold" officeooo:rsid="0115c1f9" style:font-weight-asian="bold" style:font-weight-complex="bold"/>
    </style:style>
    <style:style style:name="T6" style:family="text">
      <style:text-properties style:font-name="Liberation Serif" fo:font-weight="bold" officeooo:rsid="013f1538" style:font-weight-asian="bold" style:font-weight-complex="bold"/>
    </style:style>
    <style:style style:name="T7" style:family="text">
      <style:text-properties style:font-name="Liberation Serif" officeooo:rsid="001737cf"/>
    </style:style>
    <style:style style:name="T8" style:family="text">
      <style:text-properties style:font-name="Liberation Serif" fo:font-style="italic" officeooo:rsid="001737cf" style:font-style-asian="italic" style:font-style-complex="italic"/>
    </style:style>
    <style:style style:name="T9" style:family="text">
      <style:text-properties style:font-name="Liberation Serif" fo:font-style="italic" officeooo:rsid="0117f6cd" style:font-style-asian="italic" style:font-style-complex="italic"/>
    </style:style>
    <style:style style:name="T10" style:family="text">
      <style:text-properties style:font-name="Liberation Serif" fo:font-style="italic" officeooo:rsid="014d92dc" style:font-style-asian="italic" style:font-style-complex="italic"/>
    </style:style>
    <style:style style:name="T11" style:family="text">
      <style:text-properties style:font-name="Liberation Serif" fo:font-style="italic" officeooo:rsid="01bc47c9" style:font-style-asian="italic" style:font-style-complex="italic"/>
    </style:style>
    <style:style style:name="T12" style:family="text">
      <style:text-properties style:font-name="Liberation Serif" fo:font-style="italic" officeooo:rsid="01e68b30" style:font-style-asian="italic" style:font-style-complex="italic"/>
    </style:style>
    <style:style style:name="T13" style:family="text">
      <style:text-properties style:font-name="Liberation Serif" fo:font-style="italic" officeooo:rsid="01bc6a0d" style:font-style-asian="italic" style:font-style-complex="italic"/>
    </style:style>
    <style:style style:name="T14" style:family="text">
      <style:text-properties style:font-name="Liberation Serif" fo:font-style="italic" officeooo:rsid="010d49aa" style:font-style-asian="italic" style:font-style-complex="italic"/>
    </style:style>
    <style:style style:name="T15" style:family="text">
      <style:text-properties style:font-name="Liberation Serif" fo:font-style="italic" officeooo:rsid="01f4bc9f" style:font-style-asian="italic" style:font-style-complex="italic"/>
    </style:style>
    <style:style style:name="T16" style:family="text">
      <style:text-properties style:font-name="Liberation Serif" fo:font-style="italic" officeooo:rsid="01f86b8b" style:font-style-asian="italic" style:font-style-complex="italic"/>
    </style:style>
    <style:style style:name="T17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Liberation Serif" fo:font-style="normal" fo:font-weight="normal" officeooo:rsid="020750c9" style:font-style-asian="normal" style:font-weight-asian="normal" style:font-style-complex="normal" style:font-weight-complex="normal"/>
    </style:style>
    <style:style style:name="T19" style:family="text">
      <style:text-properties style:font-name="Liberation Serif" fo:font-style="normal" fo:font-weight="normal" officeooo:rsid="01f8f588" style:font-style-asian="normal" style:font-weight-asian="normal" style:font-style-complex="normal" style:font-weight-complex="normal"/>
    </style:style>
    <style:style style:name="T20" style:family="text">
      <style:text-properties style:font-name="Liberation Serif" fo:font-style="normal" fo:font-weight="normal" officeooo:rsid="0208368c" style:font-style-asian="normal" style:font-weight-asian="normal" style:font-style-complex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115c1f9" style:font-weight-asian="bold" style:font-weight-complex="bold"/>
    </style:style>
    <style:style style:name="T23" style:family="text">
      <style:text-properties officeooo:rsid="012ce252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116cc48" style:font-style-asian="italic" style:font-style-complex="italic"/>
    </style:style>
    <style:style style:name="T26" style:family="text">
      <style:text-properties fo:font-style="italic" officeooo:rsid="0117f6cd" style:font-style-asian="italic" style:font-style-complex="italic"/>
    </style:style>
    <style:style style:name="T27" style:family="text">
      <style:text-properties fo:font-style="italic" officeooo:rsid="010d49aa" style:font-style-asian="italic" style:font-style-complex="italic"/>
    </style:style>
    <style:style style:name="T28" style:family="text">
      <style:text-properties fo:font-style="italic" officeooo:rsid="01319096" style:font-style-asian="italic" style:font-style-complex="italic"/>
    </style:style>
    <style:style style:name="T29" style:family="text">
      <style:text-properties fo:font-style="italic" officeooo:rsid="014d92dc" style:font-style-asian="italic" style:font-style-complex="italic"/>
    </style:style>
    <style:style style:name="T30" style:family="text">
      <style:text-properties fo:font-style="italic" officeooo:rsid="013f1538" style:font-style-asian="italic" style:font-style-complex="italic"/>
    </style:style>
    <style:style style:name="T31" style:family="text">
      <style:text-properties fo:font-style="italic" officeooo:rsid="011b18c1" style:font-style-asian="italic" style:font-style-complex="italic"/>
    </style:style>
    <style:style style:name="T32" style:family="text">
      <style:text-properties fo:font-style="italic" officeooo:rsid="0140c6de" style:font-style-asian="italic" style:font-style-complex="italic"/>
    </style:style>
    <style:style style:name="T33" style:family="text">
      <style:text-properties fo:font-style="italic" officeooo:rsid="018429ef" style:font-style-asian="italic" style:font-style-complex="italic"/>
    </style:style>
    <style:style style:name="T34" style:family="text">
      <style:text-properties fo:font-style="italic" officeooo:rsid="01bc6a0d" style:font-style-asian="italic" style:font-style-complex="italic"/>
    </style:style>
    <style:style style:name="T35" style:family="text">
      <style:text-properties fo:font-style="italic" officeooo:rsid="01dcfda5" style:font-style-asian="italic" style:font-style-complex="italic"/>
    </style:style>
    <style:style style:name="T36" style:family="text">
      <style:text-properties fo:font-style="italic" officeooo:rsid="01dd0c7b" style:font-style-asian="italic" style:font-style-complex="italic"/>
    </style:style>
    <style:style style:name="T37" style:family="text">
      <style:text-properties fo:font-style="italic" officeooo:rsid="01f86b8b" style:font-style-asian="italic" style:font-style-complex="italic"/>
    </style:style>
    <style:style style:name="T38" style:family="text">
      <style:text-properties fo:font-style="italic" officeooo:rsid="01f8f588" style:font-style-asian="italic" style:font-style-complex="italic"/>
    </style:style>
    <style:style style:name="T39" style:family="text">
      <style:text-properties fo:font-style="italic" officeooo:rsid="020393e2" style:font-style-asian="italic" style:font-style-complex="italic"/>
    </style:style>
    <style:style style:name="T40" style:family="text">
      <style:text-properties officeooo:rsid="013f1538"/>
    </style:style>
    <style:style style:name="T41" style:family="text">
      <style:text-properties officeooo:rsid="014fe576"/>
    </style:style>
    <style:style style:name="T42" style:family="text">
      <style:text-properties officeooo:rsid="01504483"/>
    </style:style>
    <style:style style:name="T43" style:family="text">
      <style:text-properties officeooo:rsid="0152d464"/>
    </style:style>
    <style:style style:name="T44" style:family="text">
      <style:text-properties officeooo:rsid="0155d4af"/>
    </style:style>
    <style:style style:name="T45" style:family="text">
      <style:text-properties officeooo:rsid="015627be"/>
    </style:style>
    <style:style style:name="T46" style:family="text">
      <style:text-properties officeooo:rsid="0158f1b0"/>
    </style:style>
    <style:style style:name="T47" style:family="text">
      <style:text-properties officeooo:rsid="015a969a"/>
    </style:style>
    <style:style style:name="T48" style:family="text">
      <style:text-properties officeooo:rsid="015c97f4"/>
    </style:style>
    <style:style style:name="T49" style:family="text">
      <style:text-properties officeooo:rsid="01650b8f"/>
    </style:style>
    <style:style style:name="T50" style:family="text">
      <style:text-properties fo:color="#000000" loext:opacity="100%" style:font-name="Liberation Serif" officeooo:rsid="012f4292"/>
    </style:style>
    <style:style style:name="T51" style:family="text">
      <style:text-properties fo:color="#000000" loext:opacity="100%" style:font-name="Liberation Serif" officeooo:rsid="0168ed34"/>
    </style:style>
    <style:style style:name="T52" style:family="text">
      <style:text-properties fo:color="#000000" loext:opacity="100%" style:font-name="Liberation Serif" officeooo:rsid="016b5b48"/>
    </style:style>
    <style:style style:name="T53" style:family="text">
      <style:text-properties fo:color="#000000" loext:opacity="100%" style:font-name="Liberation Serif" officeooo:rsid="016f3b77"/>
    </style:style>
    <style:style style:name="T54" style:family="text">
      <style:text-properties fo:color="#000000" loext:opacity="100%" style:font-name="Liberation Serif" officeooo:rsid="01771ffb"/>
    </style:style>
    <style:style style:name="T55" style:family="text">
      <style:text-properties fo:color="#000000" loext:opacity="100%" style:font-name="Liberation Serif" officeooo:rsid="0178f9ab"/>
    </style:style>
    <style:style style:name="T56" style:family="text">
      <style:text-properties fo:color="#000000" loext:opacity="100%" style:font-name="Liberation Serif" officeooo:rsid="0211719f"/>
    </style:style>
    <style:style style:name="T57" style:family="text">
      <style:text-properties style:font-style-asian="normal" style:font-style-complex="normal"/>
    </style:style>
    <style:style style:name="T58" style:family="text">
      <style:text-properties officeooo:rsid="017c4f32" style:font-style-asian="normal" style:font-style-complex="normal"/>
    </style:style>
    <style:style style:name="T59" style:family="text">
      <style:text-properties officeooo:rsid="001737cf" style:font-style-asian="normal" style:font-style-complex="normal"/>
    </style:style>
    <style:style style:name="T60" style:family="text">
      <style:text-properties officeooo:rsid="02116fb9" style:font-style-asian="normal" style:font-weight-asian="normal" style:font-style-complex="normal" style:font-weight-complex="normal"/>
    </style:style>
    <style:style style:name="T61" style:family="text">
      <style:text-properties officeooo:rsid="01d40afe"/>
    </style:style>
    <style:style style:name="T62" style:family="text">
      <style:text-properties officeooo:rsid="0200df57"/>
    </style:style>
    <style:style style:name="T63" style:family="text">
      <style:text-properties officeooo:rsid="0202a15d"/>
    </style:style>
    <style:style style:name="T64" style:family="text">
      <style:text-properties officeooo:rsid="020393e2"/>
    </style:style>
    <style:style style:name="T65" style:family="text">
      <style:text-properties officeooo:rsid="0203cd7f"/>
    </style:style>
    <style:style style:name="T66" style:family="text">
      <style:text-properties officeooo:rsid="020bcdc2"/>
    </style:style>
    <style:style style:name="T67" style:family="text">
      <style:text-properties officeooo:rsid="020ca6cf"/>
    </style:style>
    <style:style style:name="T68" style:family="text">
      <style:text-properties officeooo:rsid="0211719f"/>
    </style:style>
    <style:style style:name="T69" style:family="text">
      <style:text-properties officeooo:rsid="0217e7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SES KARIUKI KING’ORI</text:p>
      <text:p text:style-name="P4"><text:span text:style-name="T3">Phone: +254 712 010 370<text:tab/>email: </text:span><text:a xlink:type="simple" xlink:href="mailto:moseskariuki2119@gmail.com" text:style-name="Internet_20_link" text:visited-style-name="Visited_20_Internet_20_Link"><text:span text:style-name="T3">moseskariuki2119@gmail.com</text:span></text:a></text:p>
      <text:p text:style-name="P1"/>
      <text:p text:style-name="P2">Profile</text:p>
      <text:p text:style-name="P16"/>
      <text:p text:style-name="P55"><text:span text:style-name="T50">Hello! I am </text:span><text:span text:style-name="T51">Moses</text:span><text:span text:style-name="T50"> and I am a software engineer working on web applications and web infrastructure. I have </text:span><text:span text:style-name="T53">quite a wide array of roles that I have participated in</text:span><text:span text:style-name="T50">. </text:span><text:span text:style-name="T51">I have had positions in data analytics, web app development, database administration and system monitoring, </text:span><text:span text:style-name="T56">a</text:span><text:span text:style-name="T51">lthough I do think my most strongest skills are in software engineering and </text:span><text:span text:style-name="T52">database administration</text:span><text:span text:style-name="T51">. </text:span><text:span text:style-name="T54">Most of my roles utilized agile-like development processes. </text:span><text:span text:style-name="T55">These are the skills I have:</text:span></text:p>
      <text:list xml:id="list2260909393" text:style-name="L1">
        <text:list-item>
          <text:p text:style-name="P31">Dev stack: Golang, Javascript, PHP</text:p>
        </text:list-item>
        <text:list-item>
          <text:p text:style-name="P31">Cloud: <text:span text:style-name="T68">Temporal Workflows Engine, </text:span>RabbitMQ, Redis, <text:span text:style-name="T68">Google Pub-sub</text:span></text:p>
        </text:list-item>
        <text:list-item>
          <text:p text:style-name="P32">Databases: Postgres, MySQL, MariaDB, CockroachDB, <text:span text:style-name="T60">BadgerDB</text:span></text:p>
        </text:list-item>
        <text:list-item>
          <text:p text:style-name="P31">API design, TDD, <text:span text:style-name="T69">g</text:span>RPC, REST</text:p>
          <text:p text:style-name="P35"/>
        </text:list-item>
      </text:list>
      <text:p text:style-name="P14"><text:span text:style-name="T61">Work e</text:span>xperience</text:p>
      <text:p text:style-name="P27"/>
      <text:p text:style-name="P7"><text:span text:style-name="T21">Software Engineer<text:tab/></text:span><text:tab/><text:tab/><text:tab/><text:tab/><text:tab/><text:tab/> <text:s text:c="4"/><text:span text:style-name="T37">February 2021 - </text:span><text:span text:style-name="T38">Current</text:span><text:span text:style-name="T24"> </text:span><text:s/></text:p>
      <text:p text:style-name="P21"><text:a xlink:type="simple" xlink:href="https://www.trendhim.com/" text:style-name="Internet_20_link" text:visited-style-name="Visited_20_Internet_20_Link"><text:span text:style-name="T37">Trendhim</text:span></text:a><text:span text:style-name="T24"> </text:span><text:span text:style-name="T28">(</text:span><text:span text:style-name="T37">e-Commerce</text:span><text:span text:style-name="T28">)</text:span><text:span text:style-name="T24"> – </text:span><text:span text:style-name="T37">Horsens, Denmark</text:span></text:p>
      <text:list xml:id="list2996053188" text:style-name="L2">
        <text:list-item>
          <text:p text:style-name="P36"><text:span text:style-name="T18">Participated in the development of the new system’</text:span><text:span text:style-name="T20">s</text:span><text:span text:style-name="T18"> microservices using Golang, Docker, Kubernetes, </text:span><text:span text:style-name="T19">Google Pubsub, CockroachDB, Cobra CLI </text:span><text:span text:style-name="T20">and</text:span><text:span text:style-name="T19"> Bazel for builds.</text:span></text:p>
        </text:list-item>
        <text:list-item>
          <text:p text:style-name="P37"><text:span text:style-name="T17">Took charge in writing migrations for Orders, Products and Product Categories using the Temporal Workflow engine </text:span><text:span text:style-name="T20">to a SaaS based eCommerce engine called Commercetools.</text:span></text:p>
        </text:list-item>
        <text:list-item>
          <text:p text:style-name="P38"><text:span text:style-name="T67">D</text:span>esign and develop microservices to aggregate product sale analytics</text:p>
        </text:list-item>
        <text:list-item>
          <text:p text:style-name="P39">Participated in code review</text:p>
        </text:list-item>
      </text:list>
      <text:p text:style-name="P24"/>
      <text:p text:style-name="P24"/>
      <text:p text:style-name="P8"><text:span text:style-name="T21">Software Engineer<text:tab/></text:span><text:tab/><text:tab/><text:tab/><text:tab/><text:tab/><text:tab/> <text:s text:c="4"/><text:span text:style-name="T24">August </text:span><text:span text:style-name="T34">2020</text:span><text:span text:style-name="T27"> – </text:span><text:span text:style-name="T37">February 2021</text:span><text:span text:style-name="T24"> </text:span><text:s/></text:p>
      <text:p text:style-name="P22"><text:a xlink:type="simple" xlink:href="https://ipayafrica.com/" text:style-name="Internet_20_link" text:visited-style-name="Visited_20_Internet_20_Link"><text:span text:style-name="T24">iPay Limited</text:span></text:a><text:span text:style-name="T24"> </text:span><text:span text:style-name="T28">(Payment </text:span><text:span text:style-name="T33">g</text:span><text:span text:style-name="T28">ateway)</text:span><text:span text:style-name="T24"> – Nairobi, Kenya</text:span></text:p>
      <text:list xml:id="list887107407" text:style-name="L3">
        <text:list-item>
          <text:p text:style-name="P47"><text:span text:style-name="T59">P</text:span><text:span text:style-name="T57">articipated in developing a core service that unified APIs from Kenya, Uganda, Tanzania and Togo using Golang which made it easier to plug in new payment channels in those countries.</text:span></text:p>
        </text:list-item>
        <text:list-item>
          <text:p text:style-name="P40">Participated in writing integrations for consuming Cybersource card APIs.</text:p>
        </text:list-item>
        <text:list-item>
          <text:p text:style-name="P41">Developed a notification service for emails and SMSes with RabbitMQ as the queuing service.</text:p>
        </text:list-item>
        <text:list-item>
          <text:p text:style-name="P48">Developed payment gateway plugins for <text:s/>various e-commerce frameworks.</text:p>
        </text:list-item>
        <text:list-item>
          <text:p text:style-name="P48">Contributed to writing the payment gateway documentation.</text:p>
        </text:list-item>
        <text:list-item>
          <text:p text:style-name="P42">Handled support tickets from developers integrating with the payment gateway.</text:p>
        </text:list-item>
      </text:list>
      <text:p text:style-name="P25"><text:soft-page-break/></text:p>
      <text:p text:style-name="P12"><text:span text:style-name="T4">Software Engineer<text:tab/></text:span><text:span text:style-name="T7"><text:tab/><text:tab/><text:tab/><text:tab/><text:tab/><text:tab/> <text:s text:c="16"/></text:span><text:span text:style-name="T15">April</text:span><text:span text:style-name="T12"> </text:span><text:span text:style-name="T13">2020</text:span><text:span text:style-name="T14"> – </text:span><text:span text:style-name="T16">Oct 2020</text:span><text:span text:style-name="T8"> </text:span><text:span text:style-name="T7"><text:s/></text:span></text:p>
      <text:p text:style-name="P22"><text:a xlink:type="simple" xlink:href="https://decred.org/" text:style-name="Internet_20_link" text:visited-style-name="Visited_20_Internet_20_Link"><text:span text:style-name="T35">Decred</text:span></text:a><text:span text:style-name="T24"> </text:span><text:span text:style-name="T28">(</text:span><text:span text:style-name="T39">Open source d</text:span><text:span text:style-name="T36">igital currency</text:span><text:span text:style-name="T28">)</text:span></text:p>
      <text:list xml:id="list1697323332" text:style-name="L4">
        <text:list-item>
          <text:p text:style-name="P43">Participated on adding new features on Decred’s blocks explorer <text:span text:style-name="T65">especially on the data presentation using </text:span></text:p>
        </text:list-item>
        <text:list-item>
          <text:p text:style-name="P43">The tech stack I've been involved into:</text:p>
          <text:list>
            <text:list-item>
              <text:p text:style-name="P45">PostgreSQL</text:p>
            </text:list-item>
            <text:list-item>
              <text:p text:style-name="P45">Golang</text:p>
            </text:list-item>
            <text:list-item>
              <text:p text:style-name="P45">StimulusJS</text:p>
            </text:list-item>
            <text:list-item>
              <text:p text:style-name="P45">BadgerDB</text:p>
            </text:list-item>
          </text:list>
        </text:list-item>
      </text:list>
      <text:p text:style-name="P24"/>
      <text:p text:style-name="P11"><text:span text:style-name="T4">Software Engineer </text:span><text:span text:style-name="T5">and </text:span><text:span text:style-name="T6">DBA</text:span><text:span text:style-name="T4"><text:tab/></text:span><text:span text:style-name="T7"><text:tab/><text:tab/><text:tab/><text:tab/><text:tab/> </text:span><text:span text:style-name="T10">August</text:span><text:span text:style-name="T8"> 201</text:span><text:span text:style-name="T9">9</text:span><text:span text:style-name="T8"> to </text:span><text:span text:style-name="T11">July 2020</text:span></text:p>
      <text:p text:style-name="P18"><text:a xlink:type="simple" xlink:href="https://tospay.net/" text:style-name="Internet_20_link" text:visited-style-name="Visited_20_Internet_20_Link"><text:span text:style-name="T30">Tospay Limited</text:span></text:a><text:span text:style-name="T31"> </text:span><text:span text:style-name="T32">(Payment gateway)</text:span><text:span text:style-name="T24">– Nairobi, Kenya</text:span></text:p>
      <text:list xml:id="list2549097242" text:style-name="L5">
        <text:list-item>
          <text:p text:style-name="P51">Participated in developing payment collection APIs.</text:p>
        </text:list-item>
        <text:list-item>
          <text:p text:style-name="P49">Participated in writing integrations to card processors and local mobile money providers.</text:p>
        </text:list-item>
        <text:list-item>
          <text:p text:style-name="P51">Led a project that facilitated integration of the payment <text:span text:style-name="T66">collection</text:span> APIs <text:span text:style-name="T64">to Truecaller payments app for the Nigeria market.</text:span></text:p>
        </text:list-item>
        <text:list-item>
          <text:p text:style-name="P52"><text:span text:style-name="T57">Facilitated the setup and managing of <text:s/>CockroachDB database clusters</text:span><text:span text:style-name="T58">.</text:span></text:p>
        </text:list-item>
      </text:list>
      <text:p text:style-name="P23"/>
      <text:p text:style-name="P6"><text:span text:style-name="T21">Software Engineer </text:span><text:span text:style-name="T22">and Data Analyst</text:span><text:span text:style-name="T21"><text:tab/></text:span><text:tab/><text:tab/><text:tab/><text:span text:style-name="T25">February</text:span><text:span text:style-name="T24"> 201</text:span><text:span text:style-name="T26">9</text:span><text:span text:style-name="T24"> to </text:span><text:span text:style-name="T29">July 2019</text:span></text:p>
      <text:p text:style-name="P19"><text:a xlink:type="simple" xlink:href="https://www.durantsmedia.co.ke/" text:style-name="Internet_20_link" text:visited-style-name="Visited_20_Internet_20_Link"><text:span text:style-name="T31">Durants Media</text:span></text:a><text:span text:style-name="T31"> </text:span><text:span text:style-name="T24">– Nairobi, Kenya</text:span></text:p>
      <text:list xml:id="list959048845" text:style-name="L6">
        <text:list-item>
          <text:p text:style-name="P53">Developed a service that logs <text:span text:style-name="T62">time and date an advert appears in a video stream using Tensorflow Object Detection models.</text:span></text:p>
        </text:list-item>
        <text:list-item>
          <text:p text:style-name="P54">Wrote SQL queries for transforming <text:span text:style-name="T63">advertising </text:span>data <text:span text:style-name="T63">against the rate cards</text:span> into various forms, <text:span text:style-name="T63">and store that</text:span> data in data warehouse.</text:p>
        </text:list-item>
        <text:list-item>
          <text:p text:style-name="P54">Participated in the automation of generation of reports from the data warehouse using Targit.</text:p>
        </text:list-item>
        <text:list-item>
          <text:p text:style-name="P44">The tech stack I've been involved into:</text:p>
          <text:list>
            <text:list-item>
              <text:p text:style-name="P46">Golang</text:p>
            </text:list-item>
            <text:list-item>
              <text:p text:style-name="P46">Ffmpeg</text:p>
            </text:list-item>
            <text:list-item>
              <text:p text:style-name="P46">Tensorflow</text:p>
            </text:list-item>
            <text:list-item>
              <text:p text:style-name="P46">PostgreSQL</text:p>
            </text:list-item>
          </text:list>
        </text:list-item>
      </text:list>
      <text:p text:style-name="P26"/>
      <text:p text:style-name="P5"><text:span text:style-name="T21">Software Engineer<text:tab/></text:span><text:tab/><text:tab/><text:tab/><text:tab/><text:tab/><text:tab/><text:span text:style-name="T24">August 201</text:span><text:span text:style-name="T27">6 – January 2019</text:span><text:span text:style-name="T24"> </text:span><text:s/></text:p>
      <text:p text:style-name="P20"><text:a xlink:type="simple" xlink:href="https://ipayafrica.com/" text:style-name="Internet_20_link" text:visited-style-name="Visited_20_Internet_20_Link"><text:span text:style-name="T24">iPay Limited</text:span></text:a><text:span text:style-name="T24"> </text:span><text:span text:style-name="T28">(Payment </text:span><text:span text:style-name="T33">g</text:span><text:span text:style-name="T28">ateway)</text:span><text:span text:style-name="T24"> – Nairobi, Kenya</text:span></text:p>
      <text:list xml:id="list1540176360" text:style-name="L7">
        <text:list-item>
          <text:p text:style-name="P50">Participated in development of payment gateway APIs for Kenya, Uganda and Tanzania using PHP and Golang.</text:p>
        </text:list-item>
        <text:list-item>
          <text:p text:style-name="P50">Participated in writing integrations to card processors and local mobile money providers.</text:p>
        </text:list-item>
        <text:list-item>
          <text:p text:style-name="P50"><text:soft-page-break/>Developed a USSD application that consumes the payment gateway wallet APIs.</text:p>
        </text:list-item>
        <text:list-item>
          <text:p text:style-name="P50">Developed payment gateway plugins for <text:s/>various e-commerce frameworks.</text:p>
        </text:list-item>
        <text:list-item>
          <text:p text:style-name="P50">Contributed to writing the payment gateway documentation.</text:p>
        </text:list-item>
        <text:list-item>
          <text:p text:style-name="P50">Handled support tickets from developers integrating with the payment gateway.</text:p>
        </text:list-item>
      </text:list>
      <text:p text:style-name="P13"/>
      <text:p text:style-name="P15"><text:span text:style-name="T1">E</text:span><text:span text:style-name="T2">ducation</text:span></text:p>
      <text:p text:style-name="P17"/>
      <text:p text:style-name="P9">Bachelor of Science, Computer Science and Technology<text:tab/><text:tab/><text:tab/><text:tab/><text:tab/>2016</text:p>
      <text:p text:style-name="P10">Maseno Universit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lack-Lato" svg:font-family="Slack-Lato, appleLog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31T16:59:28.142645618</meta:creation-date>
    <dc:date>2021-08-10T09:44:33.454328084</dc:date>
    <meta:editing-duration>PT23H11M48S</meta:editing-duration>
    <meta:editing-cycles>163</meta:editing-cycles>
    <meta:generator>LibreOffice/7.0.4.2$Linux_X86_64 LibreOffice_project/00$Build-2</meta:generator>
    <meta:document-statistic meta:table-count="0" meta:image-count="0" meta:object-count="0" meta:page-count="3" meta:paragraph-count="59" meta:word-count="574" meta:character-count="3841" meta:non-whitespace-character-count="3281"/>
  </office:meta>
</office:document-meta>
</file>